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799cm"/>
      <style:paragraph-properties style:writing-mode="lr-tb"/>
    </style:style>
    <style:style style:name="gr2" style:family="graphic" style:parent-style-name="standard">
      <style:graphic-properties draw:stroke="none" draw:fill="none" fo:min-height="3.55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401cm"/>
      <style:paragraph-properties style:writing-mode="lr-tb"/>
    </style:style>
    <style:style style:name="gr5" style:family="graphic" style:parent-style-name="standard">
      <style:graphic-properties draw:stroke="none" draw:fill="none" fo:min-height="4.267cm"/>
      <style:paragraph-properties style:writing-mode="lr-tb"/>
    </style:style>
    <style:style style:name="gr6" style:family="graphic" style:parent-style-name="standard">
      <style:graphic-properties draw:stroke="none" draw:fill="none" fo:min-height="18.4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37cm" svg:height="13.049cm" svg:x="3.63cm" svg:y="1.5cm">
          <draw:text-box>
            <text:p>#include &lt;stdio.h&gt;</text:p>
            <text:p/>
            <text:p>int main()</text:p>
            <text:p>{</text:p>
            <text:p>int a,b,c;</text:p>
            <text:p>printf("enter a,b,c values:");</text:p>
            <text:p>scanf("%d\n%d\n%d",&amp;a,&amp;b,&amp;c);</text:p>
            <text:p>if(a&gt;b&amp;&amp;a&gt;c)</text:p>
            <text:p/>
            <text:p><text:s text:c="4"/>printf("biggest value is %d",a);</text:p>
            <text:p>else if(b&gt;a&amp;&amp;b&gt;c)</text:p>
            <text:p><text:s/>printf("biggest value is %d",b);</text:p>
            <text:p><text:s/>else</text:p>
            <text:p><text:s text:c="2"/>printf("biggest value is %d",c);</text:p>
            <text:p><text:s/></text:p>
            <text:p/>
            <text:p text:style-name="P1"><text:span text:style-name="T1"><text:s text:c="4"/></text:span><text:span text:style-name="T1">return 0;</text:span>}</text:p>
            <text:p/>
          </draw:text-box>
        </draw:frame>
        <draw:frame draw:style-name="gr2" draw:text-style-name="P2" draw:layer="layout" svg:width="8.033cm" svg:height="3.807cm" svg:x="17.467cm" svg:y="2cm">
          <draw:text-box>
            <text:p>output:</text:p>
            <text:p>enter a,b,c values:23</text:p>
            <text:p>45</text:p>
            <text:p>67</text:p>
            <text:p>biggest value is 67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2" draw:layer="layout" svg:width="12.406cm" svg:height="6.651cm" svg:x="3.499cm" svg:y="2.349cm">
          <draw:text-box>
            <text:p>#include &lt;stdio.h&gt;</text:p>
            <text:p>void main()</text:p>
            <text:p><text:s/>{</text:p>
            <text:p><text:s/>int a, b, c, big;</text:p>
            <text:p><text:s/>printf("Enter three numbers: ");</text:p>
            <text:p><text:s/>scanf("%d %d %d", &amp;a, &amp;b, &amp;c);</text:p>
            <text:p><text:s/>big = a &gt; b ? (a&gt;c?a:c): (b&gt;c? b:c);</text:p>
            <text:p><text:s/>printf("\nThe biggest number is: %d", big);</text:p>
            <text:p><text:s/>}</text:p>
          </draw:text-box>
        </draw:frame>
        <draw:frame draw:style-name="gr5" draw:text-style-name="P2" draw:layer="layout" svg:width="10.116cm" svg:height="4.517cm" svg:x="3.884cm" svg:y="8.983cm">
          <draw:text-box>
            <text:p>OUT PUT:</text:p>
            <text:p>Enter three numbers: 34</text:p>
            <text:p>75</text:p>
            <text:p>98</text:p>
            <text:p/>
            <text:p>The biggest number is: 98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2" draw:layer="layout" svg:width="10.404cm" svg:height="18.738cm" svg:x="7cm" svg:y="-0.738cm">
          <draw:text-box>
            <text:p>// the smallest of three elements</text:p>
            <text:p>#include &lt;stdio.h&gt;</text:p>
            <text:p><text:s/></text:p>
            <text:p/>
            <text:p>int main()</text:p>
            <text:p>{</text:p>
            <text:p><text:s text:c="4"/>int a,b,c;</text:p>
            <text:p><text:s text:c="4"/>printf("enter a,b,c values:");</text:p>
            <text:p><text:s text:c="4"/>scanf("%d\n%d\n%d",&amp;a,&amp;b,&amp;c);</text:p>
            <text:p><text:s text:c="4"/>if (a &lt;= b &amp;&amp; a &lt;= c)</text:p>
            <text:p/>
            <text:p><text:s text:c="8"/>printf("%d is the smallest",a);</text:p>
            <text:p><text:s/></text:p>
            <text:p/>
            <text:p><text:s text:c="4"/>else if (b &lt;= a &amp;&amp; b &lt;= c)</text:p>
            <text:p/>
            <text:p><text:s text:c="8"/>printf("%d is the smallest",b);</text:p>
            <text:p><text:s/></text:p>
            <text:p/>
            <text:p><text:s text:c="4"/>else</text:p>
            <text:p/>
            <text:p><text:s text:c="8"/>printf("%d is the smallest",c);</text:p>
            <text:p><text:s/></text:p>
            <text:p/>
            <text:p><text:s text:c="4"/>return 0;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1cm" svg:y="1.13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5T16:20:45.710000000</meta:creation-date>
    <dc:date>2023-12-26T11:37:29.625000000</dc:date>
    <meta:editing-duration>PT48M40S</meta:editing-duration>
    <meta:editing-cycles>4</meta:editing-cycles>
    <meta:generator>LibreOffice/7.5.3.2$Windows_X86_64 LibreOffice_project/9f56dff12ba03b9acd7730a5a481eea045e468f3</meta:generator>
    <meta:document-statistic meta:object-count="32"/>
  </office:meta>
</office:document-meta>
</file>